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717cm" fo:margin-left="-0.704cm" table:align="left"/>
    </style:style>
    <style:style style:name="Table1.A" style:family="table-column">
      <style:table-column-properties style:column-width="17.717cm"/>
    </style:style>
    <style:style style:name="Table1.A1" style:family="table-cell">
      <style:table-cell-properties fo:padding="0cm" fo:border="none"/>
    </style:style>
    <style:style style:name="P1" style:family="paragraph" style:parent-style-name="Title">
      <style:paragraph-properties>
        <style:tab-stops>
          <style:tab-stop style:position="2.302cm"/>
        </style:tab-stops>
      </style:paragraph-properties>
      <style:text-properties fo:font-size="12pt" officeooo:rsid="00190021" style:font-size-asian="12pt" style:font-size-complex="12pt"/>
    </style:style>
    <style:style style:name="P2" style:family="paragraph" style:parent-style-name="Header">
      <style:paragraph-properties>
        <style:tab-stops>
          <style:tab-stop style:position="2.302cm"/>
        </style:tab-stops>
      </style:paragraph-properties>
      <style:text-properties style:font-name="Century Schoolbook L" fo:font-size="12pt" style:text-underline-style="solid" style:text-underline-width="auto" style:text-underline-color="font-color" officeooo:rsid="00190021" officeooo:paragraph-rsid="0044c5e3" style:font-size-asian="12pt" style:font-size-complex="12pt"/>
    </style:style>
    <style:style style:name="P3" style:family="paragraph" style:parent-style-name="Header">
      <style:text-properties officeooo:paragraph-rsid="0044c5e3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style:font-name="Century Schoolbook L" fo:font-size="10pt" style:font-size-asian="10pt" style:font-size-complex="10pt"/>
    </style:style>
    <style:style style:name="P6" style:family="paragraph" style:parent-style-name="Standard">
      <style:text-properties style:font-name="Century Schoolbook L" fo:font-size="10pt" officeooo:paragraph-rsid="00a93f29" style:font-size-asian="10pt" style:font-size-complex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fo:font-size="12pt" officeooo:paragraph-rsid="0087f11d" style:font-size-asian="12pt" style:font-size-complex="12pt"/>
    </style:style>
    <style:style style:name="P9" style:family="paragraph" style:parent-style-name="Text_20_body">
      <style:text-properties fo:font-size="12pt" officeooo:paragraph-rsid="006f9c38" style:font-size-asian="12pt" style:font-size-complex="12pt"/>
    </style:style>
    <style:style style:name="P10" style:family="paragraph" style:parent-style-name="Text_20_body">
      <style:text-properties fo:font-size="12pt" officeooo:paragraph-rsid="008d1afe" style:font-size-asian="12pt" style:font-size-complex="12pt"/>
    </style:style>
    <style:style style:name="P11" style:family="paragraph" style:parent-style-name="Text_20_body">
      <style:text-properties fo:font-size="12pt" officeooo:paragraph-rsid="009cba6e" style:font-size-asian="12pt" style:font-size-complex="12pt"/>
    </style:style>
    <style:style style:name="P12" style:family="paragraph" style:parent-style-name="Text_20_body">
      <style:text-properties fo:font-size="12pt" officeooo:paragraph-rsid="009d86a7" style:font-size-asian="12pt" style:font-size-complex="12pt"/>
    </style:style>
    <style:style style:name="P13" style:family="paragraph" style:parent-style-name="Preformatted_20_Text" style:list-style-name="L1">
      <style:paragraph-properties fo:margin-top="0cm" fo:margin-bottom="0.499cm" style:contextual-spacing="false"/>
      <style:text-properties fo:font-size="12pt" style:font-size-asian="12pt" style:font-size-complex="12pt"/>
    </style:style>
    <style:style style:name="P14" style:family="paragraph" style:parent-style-name="Preformatted_20_Text" style:list-style-name="L2">
      <style:paragraph-properties fo:margin-top="0cm" fo:margin-bottom="0.499cm" style:contextual-spacing="false"/>
      <style:text-properties fo:font-size="12pt" style:font-size-asian="12pt" style:font-size-complex="12pt"/>
    </style:style>
    <style:style style:name="P15" style:family="paragraph" style:parent-style-name="Preformatted_20_Text" style:list-style-name="L3">
      <style:paragraph-properties fo:margin-top="0cm" fo:margin-bottom="0.499cm" style:contextual-spacing="false"/>
      <style:text-properties fo:font-size="12pt" style:font-size-asian="12pt" style:font-size-complex="12pt"/>
    </style:style>
    <style:style style:name="P16" style:family="paragraph" style:parent-style-name="Preformatted_20_Text" style:list-style-name="L4">
      <style:paragraph-properties fo:margin-top="0cm" fo:margin-bottom="0.499cm" style:contextual-spacing="false"/>
      <style:text-properties fo:font-size="12pt" style:font-size-asian="12pt" style:font-size-complex="12pt"/>
    </style:style>
    <style:style style:name="P17" style:family="paragraph" style:parent-style-name="Preformatted_20_Text" style:list-style-name="L5">
      <style:paragraph-properties fo:margin-top="0cm" fo:margin-bottom="0.499cm" style:contextual-spacing="false"/>
      <style:text-properties fo:font-size="12pt" style:font-size-asian="12pt" style:font-size-complex="12pt"/>
    </style:style>
    <style:style style:name="T1" style:family="text">
      <style:text-properties officeooo:rsid="002afdb7"/>
    </style:style>
    <style:style style:name="T2" style:family="text">
      <style:text-properties officeooo:rsid="006d2cde"/>
    </style:style>
    <style:style style:name="T3" style:family="text">
      <style:text-properties officeooo:rsid="006da18f"/>
    </style:style>
    <style:style style:name="T4" style:family="text">
      <style:text-properties officeooo:rsid="007157a1"/>
    </style:style>
    <style:style style:name="T5" style:family="text">
      <style:text-properties officeooo:rsid="001fc562"/>
    </style:style>
    <style:style style:name="T6" style:family="text">
      <style:text-properties officeooo:rsid="0022c142"/>
    </style:style>
    <style:style style:name="T7" style:family="text">
      <style:text-properties officeooo:rsid="0023a5e3"/>
    </style:style>
    <style:style style:name="T8" style:family="text">
      <style:text-properties officeooo:rsid="002514bf"/>
    </style:style>
    <style:style style:name="T9" style:family="text">
      <style:text-properties officeooo:rsid="00273dd1"/>
    </style:style>
    <style:style style:name="T10" style:family="text">
      <style:text-properties officeooo:rsid="002f7c49"/>
    </style:style>
    <style:style style:name="T11" style:family="text">
      <style:text-properties officeooo:rsid="0032d9b6"/>
    </style:style>
    <style:style style:name="T12" style:family="text">
      <style:text-properties officeooo:rsid="0037ca60"/>
    </style:style>
    <style:style style:name="T13" style:family="text">
      <style:text-properties officeooo:rsid="003a64d0"/>
    </style:style>
    <style:style style:name="T14" style:family="text">
      <style:text-properties officeooo:rsid="00779876"/>
    </style:style>
    <style:style style:name="T15" style:family="text">
      <style:text-properties officeooo:rsid="0062e3ff"/>
    </style:style>
    <style:style style:name="T16" style:family="text">
      <style:text-properties officeooo:rsid="0079202e"/>
    </style:style>
    <style:style style:name="T17" style:family="text">
      <style:text-properties officeooo:rsid="007a1393"/>
    </style:style>
    <style:style style:name="T18" style:family="text">
      <style:text-properties officeooo:rsid="006429b6"/>
    </style:style>
    <style:style style:name="T19" style:family="text">
      <style:text-properties officeooo:rsid="003d8ade"/>
    </style:style>
    <style:style style:name="T20" style:family="text">
      <style:text-properties officeooo:rsid="0065b546"/>
    </style:style>
    <style:style style:name="T21" style:family="text">
      <style:text-properties officeooo:rsid="0066af71"/>
    </style:style>
    <style:style style:name="T22" style:family="text">
      <style:text-properties officeooo:rsid="003ee0cc"/>
    </style:style>
    <style:style style:name="T23" style:family="text">
      <style:text-properties officeooo:rsid="0067f982"/>
    </style:style>
    <style:style style:name="T24" style:family="text">
      <style:text-properties officeooo:rsid="00a74e78"/>
    </style:style>
    <style:style style:name="T25" style:family="text">
      <style:text-properties officeooo:rsid="00497950"/>
    </style:style>
    <style:style style:name="T26" style:family="text">
      <style:text-properties officeooo:rsid="0044873f"/>
    </style:style>
    <style:style style:name="T27" style:family="text">
      <style:text-properties officeooo:rsid="00455c2a"/>
    </style:style>
    <style:style style:name="T28" style:family="text">
      <style:text-properties officeooo:rsid="00473657"/>
    </style:style>
    <style:style style:name="T29" style:family="text">
      <style:text-properties officeooo:rsid="0047fbf3"/>
    </style:style>
    <style:style style:name="T30" style:family="text">
      <style:text-properties officeooo:rsid="00534ce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b7049"/>
    </style:style>
    <style:style style:name="T33" style:family="text">
      <style:text-properties officeooo:rsid="004ccd2b"/>
    </style:style>
    <style:style style:name="T34" style:family="text">
      <style:text-properties officeooo:rsid="009a408e"/>
    </style:style>
    <style:style style:name="T35" style:family="text">
      <style:text-properties officeooo:rsid="004d68c1"/>
    </style:style>
    <style:style style:name="T36" style:family="text">
      <style:text-properties officeooo:rsid="004ea3d5"/>
    </style:style>
    <style:style style:name="T37" style:family="text">
      <style:text-properties officeooo:rsid="00505a93"/>
    </style:style>
    <style:style style:name="T38" style:family="text">
      <style:text-properties officeooo:rsid="0050b2d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1. Which of the following is not a valid variable name declaration?<text:line-break/>a) int __a3;<text:line-break/>b) int __3a;<text:line-break/>c) int __A3;<text:line-break/>d) None of the mentioned</text:p>
            <text:p text:style-name="P7"/>
          </table:table-cell>
        </table:table-row>
        <table:table-row>
          <table:table-cell table:style-name="Table1.A1" office:value-type="string">
            <text:p text:style-name="P7">2.Which of the following is not a valid C variable name?<text:line-break/>a) int number;<text:line-break/>b) float rate;<text:line-break/>c) int variable_count;<text:line-break/>d) int $main;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2">3</text:span>. Which of the following is true for variable names in C?<text:line-break/>a) They can contain alphanumeric characters as well as special characters<text:line-break/>b) It is not an error to declare a variable to be one of the keywords(like goto, static)<text:line-break/>c) Variable names cannot start with a digit<text:line-break/>d) Variable can be of any length</text:p>
            <text:p text:style-name="P7"/>
          </table:table-cell>
        </table:table-row>
        <table:table-row>
          <table:table-cell table:style-name="Table1.A1" office:value-type="string">
            <text:p text:style-name="P8"><text:span text:style-name="T3">4.</text:span>The format identifier ‘%i’ is also used for _____ data type?<text:line-break/>a) char<text:line-break/>b) int<text:line-break/>c) float<text:line-break/>d) double.</text:p>
            <text:p text:style-name="P8"/>
          </table:table-cell>
        </table:table-row>
        <table:table-row>
          <table:table-cell table:style-name="Table1.A1" office:value-type="string">
            <text:p text:style-name="P9"><text:span text:style-name="T5">Q.5</text:span> <text:s/>When 1 is entered, The output of the code below is?</text:p>
            <text:list xml:id="list8239233832743416994" text:style-name="L1">
              <text:list-item>
                <text:p text:style-name="P13"><text:s text:c="4"/>#include &lt;stdio.h&gt;</text:p>
              </text:list-item>
              <text:list-item>
                <text:p text:style-name="P13"><text:s text:c="4"/>void main()</text:p>
              </text:list-item>
              <text:list-item>
                <text:p text:style-name="P13"><text:s text:c="4"/>{</text:p>
              </text:list-item>
              <text:list-item>
                <text:p text:style-name="P13"><text:s text:c="8"/>int ch;</text:p>
              </text:list-item>
              <text:list-item>
                <text:p text:style-name="P13"><text:s text:c="8"/>printf("enter a value btw 1 to 2:");</text:p>
              </text:list-item>
              <text:list-item>
                <text:p text:style-name="P13"><text:soft-page-break/><text:s text:c="8"/>scanf("%d", &amp;ch);</text:p>
              </text:list-item>
              <text:list-item>
                <text:p text:style-name="P13"><text:s text:c="8"/>switch (ch, ch + 1)</text:p>
              </text:list-item>
              <text:list-item>
                <text:p text:style-name="P13"><text:s text:c="8"/>{</text:p>
              </text:list-item>
              <text:list-item>
                <text:p text:style-name="P13"><text:s text:c="8"/>case 1:</text:p>
              </text:list-item>
              <text:list-item>
                <text:p text:style-name="P13"><text:s text:c="12"/>printf("1\n");</text:p>
              </text:list-item>
              <text:list-item>
                <text:p text:style-name="P13"><text:s text:c="12"/>break;</text:p>
              </text:list-item>
              <text:list-item>
                <text:p text:style-name="P13"><text:s text:c="8"/>case 2:</text:p>
              </text:list-item>
              <text:list-item>
                <text:p text:style-name="P13"><text:s text:c="12"/>printf("2");</text:p>
              </text:list-item>
              <text:list-item>
                <text:p text:style-name="P13"><text:s text:c="12"/>break;</text:p>
              </text:list-item>
              <text:list-item>
                <text:p text:style-name="P13"><text:s text:c="8"/>}</text:p>
              </text:list-item>
              <text:list-item>
                <text:p text:style-name="P13"><text:s text:c="4"/>}</text:p>
              </text:list-item>
            </text:list>
            <text:p text:style-name="P7">a) 1<text:line-break/>b) 2<text:line-break/>c) 3<text:line-break/>d) Run time error</text:p>
            <text:p text:style-name="P9"/>
          </table:table-cell>
        </table:table-row>
        <table:table-row>
          <table:table-cell table:style-name="Table1.A1" office:value-type="string">
            <text:p text:style-name="P7"/>
            <text:p text:style-name="P7"><text:span text:style-name="T4">Q.6.</text:span>What is the output of this C code?</text:p>
            <text:list xml:id="list3803947127528310382" text:style-name="L2">
              <text:list-item>
                <text:p text:style-name="P14"><text:s text:c="4"/>#include &lt;stdio.h&gt;</text:p>
              </text:list-item>
              <text:list-item>
                <text:p text:style-name="P14"><text:s text:c="4"/>int main()</text:p>
              </text:list-item>
              <text:list-item>
                <text:p text:style-name="P14"><text:s text:c="4"/>{</text:p>
              </text:list-item>
              <text:list-item>
                <text:p text:style-name="P14"><text:s text:c="8"/>int x = 2, y = 0;</text:p>
              </text:list-item>
              <text:list-item>
                <text:p text:style-name="P14"><text:s text:c="8"/>int z = (y++) ? y == 1 &amp;&amp; x : 0;</text:p>
              </text:list-item>
              <text:list-item>
                <text:p text:style-name="P14"><text:s text:c="8"/>printf("%d\n", z);</text:p>
              </text:list-item>
              <text:list-item>
                <text:p text:style-name="P14"><text:soft-page-break/><text:s text:c="8"/>return 0;</text:p>
              </text:list-item>
              <text:list-item>
                <text:p text:style-name="P14"><text:s text:c="4"/>}</text:p>
              </text:list-item>
            </text:list>
            <text:p text:style-name="P7">a) 0<text:line-break/>b) 1<text:line-break/>c) Undefined behaviour<text:line-break/>d) Compile time error</text:p>
            <text:p text:style-name="P7"/>
          </table:table-cell>
        </table:table-row>
        <table:table-row>
          <table:table-cell table:style-name="Table1.A1" office:value-type="string">
            <text:p text:style-name="P7"/>
            <text:p text:style-name="P7"><text:span text:style-name="T6">Q.7 </text:span>Which of the following are themselves a collection of different data types?<text:line-break/>a) string<text:line-break/>b) structures<text:line-break/>c) char<text:line-break/>d) All of the mentioned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6">Q.8 </text:span>Which operator connects the structure name to its member name?<text:line-break/>a) –<text:line-break/>b) &lt;-<text:line-break/>c) .<text:line-break/>d) Both (b) and (c)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7">Q.9.</text:span>Which of the following cannot be static in C?<text:line-break/>a) Variables<text:line-break/>b) Functions<text:line-break/>c) Structures<text:line-break/>d) None of the mentioned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8">Q.10 </text:span>Property which allows to produce different executable for different platforms in C is called?<text:line-break/>a) File inclusion<text:line-break/>b) Selective inclusion<text:line-break/>c) Conditional compilation<text:line-break/>d) Recursive macros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9">Q.11.</text:span>C preprocessors can have compiler specific features.<text:line-break/><text:soft-page-break/>a) true<text:line-break/>b) false<text:line-break/>c) Depends on the standard<text:line-break/>d) Depends on the platform</text:p>
            <text:p text:style-name="P7"/>
          </table:table-cell>
        </table:table-row>
        <table:table-row>
          <table:table-cell table:style-name="Table1.A1" office:value-type="string">
            <text:p text:style-name="P10"><text:span text:style-name="T1">Q.12.</text:span>Preprocessor feature that supply line numbers and filenames to compiler is called?<text:line-break/>a) Selective inclusion<text:line-break/>b) macro substitution<text:line-break/>c) Concatenation<text:line-break/>d) Line control<text:line-break/></text:p>
          </table:table-cell>
        </table:table-row>
        <table:table-row>
          <table:table-cell table:style-name="Table1.A1" office:value-type="string">
            <text:p text:style-name="P7"><text:span text:style-name="T10">Q.13.</text:span>A preprocessor is a program<text:line-break/>a) That processes its input data to produce output that is used as input to another program<text:line-break/>b) That is nothing but a loader<text:line-break/>c) That links various source files<text:line-break/>d) All of the mentioned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11">Q.14 </text:span>. What is the output of this C code?</text:p>
            <text:list xml:id="list8357250413801331187" text:style-name="L3">
              <text:list-item>
                <text:p text:style-name="P15"><text:s text:c="4"/>#include &lt;stdio.h&gt;</text:p>
              </text:list-item>
              <text:list-item>
                <text:p text:style-name="P15"><text:s text:c="4"/>int main()</text:p>
              </text:list-item>
              <text:list-item>
                <text:p text:style-name="P15"><text:s text:c="4"/>{</text:p>
              </text:list-item>
              <text:list-item>
                <text:p text:style-name="P15"><text:s text:c="8"/>char *p = NULL;</text:p>
              </text:list-item>
              <text:list-item>
                <text:p text:style-name="P15"><text:s text:c="8"/>char *q = 0;</text:p>
              </text:list-item>
              <text:list-item>
                <text:p text:style-name="P15"><text:s text:c="8"/>if (p)</text:p>
              </text:list-item>
              <text:list-item>
                <text:p text:style-name="P15"><text:s text:c="12"/>printf(" p ");</text:p>
              </text:list-item>
              <text:list-item>
                <text:p text:style-name="P15"><text:s text:c="8"/>else</text:p>
              </text:list-item>
              <text:list-item>
                <text:p text:style-name="P15"><text:s text:c="12"/>printf("nullp");</text:p>
              </text:list-item>
              <text:list-item>
                <text:p text:style-name="P15"><text:s text:c="8"/>if (q)</text:p>
              </text:list-item>
              <text:list-item>
                <text:p text:style-name="P15"><text:s text:c="12"/>printf("q\n");</text:p>
              </text:list-item>
              <text:list-item>
                <text:p text:style-name="P15"><text:soft-page-break/><text:s text:c="8"/>else</text:p>
              </text:list-item>
              <text:list-item>
                <text:p text:style-name="P15"><text:s text:c="12"/>printf(" nullq\n");</text:p>
              </text:list-item>
              <text:list-item>
                <text:p text:style-name="P15"><text:s text:c="4"/>}</text:p>
              </text:list-item>
            </text:list>
            <text:p text:style-name="P7">a) nullp nullq<text:line-break/>b) Depends on the compiler<text:line-break/>c) x nullq where x can be p or nullp depending on the value of NULL<text:line-break/>d) p q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12">Q.15 </text:span>Comment on the following?<text:line-break/>const int *ptr;<text:line-break/>a) You cannot change the value pointed by ptr<text:line-break/>b) You cannot change the pointer ptr itself<text:line-break/>c) Both (a) and (b)<text:line-break/>d) You can change the pointer as well as the value pointed by it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13">Q.16 </text:span>Which among the following is odd one out?<text:line-break/>a) printf<text:line-break/>b) fprintf<text:line-break/>c) putchar<text:line-break/>d) scanf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14">Q</text:span>1<text:span text:style-name="T15">7.</text:span>For a typical program, the input is taken using<text:line-break/>a) scanf<text:line-break/>b) Files<text:line-break/>c) Command-line<text:line-break/>d) All of the mentioned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16">Q</text:span>1<text:span text:style-name="T15">8</text:span>.What is the default return-type of getchar()?<text:line-break/>a) char<text:line-break/>b) int<text:line-break/>C. char *<text:line-break/>D. Reading character doesn’t require a return-type</text:p>
            <text:p text:style-name="P7"/>
          </table:table-cell>
        </table:table-row>
        <text:soft-page-break/>
        <table:table-row>
          <table:table-cell table:style-name="Table1.A1" office:value-type="string">
            <text:p text:style-name="P7"><text:span text:style-name="T17">Q</text:span>1<text:span text:style-name="T18">9</text:span>. The value of EOF is_____<text:line-break/>a) -1<text:line-break/>b) 0<text:line-break/>c) 1<text:line-break/>d) 10</text:p>
            <text:p text:style-name="P7"/>
          </table:table-cell>
        </table:table-row>
        <table:table-row>
          <table:table-cell table:style-name="Table1.A1" office:value-type="string">
            <text:p text:style-name="P7">Q20. What is the use of getchar()?<text:line-break/>a) The next input character each time it is called<text:line-break/>b) EOF when it encounters end of file.<text:line-break/>c) Both a &amp; b<text:line-break/>d) None of the mentioned</text:p>
            <text:p text:style-name="P7"/>
          </table:table-cell>
        </table:table-row>
        <table:table-row>
          <table:table-cell table:style-name="Table1.A1" office:value-type="string">
            <text:p text:style-name="P11"><text:span text:style-name="T19">Q.21.</text:span>Which is true?<text:line-break/>a) The symbolic constant EOF is defined in &lt;stdio.h&gt;<text:line-break/>b) The value is -1<text:line-break/>c) Both a &amp; b<text:line-break/>d) Only b<text:line-break/></text:p>
          </table:table-cell>
        </table:table-row>
        <table:table-row>
          <table:table-cell table:style-name="Table1.A1" office:value-type="string">
            <text:p text:style-name="P12">Q<text:span text:style-name="T20">22</text:span>. What is the return value of putchar()?<text:line-break/>a) The character written<text:line-break/>b) EOF if an error occurs<text:line-break/>c) Nothing<text:line-break/>d) Both a &amp; b<text:line-break/></text:p>
          </table:table-cell>
        </table:table-row>
        <table:table-row>
          <table:table-cell table:style-name="Table1.A1" office:value-type="string">
            <text:p text:style-name="P7">Q<text:span text:style-name="T21">23</text:span>.Array sizes are optional during array declaration by using ______ keyword.<text:line-break/>a) auto<text:line-break/>b) static<text:line-break/>c) extern<text:line-break/>d) register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22">Q.24.</text:span>What is the output of this C code?</text:p>
            <text:list xml:id="list1912018442852212661" text:style-name="L4">
              <text:list-item>
                <text:p text:style-name="P16"><text:s text:c="4"/>#include &lt;stdio.h&gt;</text:p>
              </text:list-item>
              <text:list-item>
                <text:p text:style-name="P16"><text:s text:c="4"/>int main()</text:p>
              </text:list-item>
              <text:list-item>
                <text:p text:style-name="P16"><text:soft-page-break/><text:s text:c="4"/>{</text:p>
              </text:list-item>
              <text:list-item>
                <text:p text:style-name="P16"><text:s text:c="8"/>int c = 2 ^ 3;</text:p>
              </text:list-item>
              <text:list-item>
                <text:p text:style-name="P16"><text:s text:c="8"/>printf("%d\n", c);</text:p>
              </text:list-item>
              <text:list-item>
                <text:p text:style-name="P16"><text:s text:c="4"/>}</text:p>
              </text:list-item>
            </text:list>
            <text:p text:style-name="P7">a) <text:span text:style-name="T24">9</text:span><text:line-break/>b) 8<text:line-break/>c) <text:span text:style-name="T24">1</text:span><text:line-break/>d) 0</text:p>
            <text:p text:style-name="P7"/>
          </table:table-cell>
        </table:table-row>
        <table:table-row>
          <table:table-cell table:style-name="Table1.A1" office:value-type="string">
            <text:p text:style-name="P7"><text:span text:style-name="T23">Q.25.</text:span>What is the output of this C code?</text:p>
            <text:list xml:id="list6037959592811027462" text:style-name="L5">
              <text:list-item>
                <text:p text:style-name="P17"><text:s text:c="4"/>#include &lt;stdio.h&gt;</text:p>
              </text:list-item>
              <text:list-item>
                <text:p text:style-name="P17"><text:s text:c="4"/>void main()</text:p>
              </text:list-item>
              <text:list-item>
                <text:p text:style-name="P17"><text:s text:c="4"/>{</text:p>
              </text:list-item>
              <text:list-item>
                <text:p text:style-name="P17"><text:s text:c="8"/>int x = 4;</text:p>
              </text:list-item>
              <text:list-item>
                <text:p text:style-name="P17"><text:s text:c="8"/>int *p = &amp;x;</text:p>
              </text:list-item>
              <text:list-item>
                <text:p text:style-name="P17"><text:s text:c="8"/>int *k = p++;</text:p>
              </text:list-item>
              <text:list-item>
                <text:p text:style-name="P17"><text:s text:c="8"/>int r = p - k;</text:p>
              </text:list-item>
              <text:list-item>
                <text:p text:style-name="P17"><text:s text:c="8"/>printf("%d", r);</text:p>
              </text:list-item>
              <text:list-item>
                <text:p text:style-name="P17"><text:s text:c="4"/>}</text:p>
              </text:list-item>
            </text:list>
            <text:p text:style-name="P7">a) 4<text:line-break/>b) 8<text:line-break/>c) 1<text:line-break/>d) Run time error</text:p>
            <text:p text:style-name="P7"/>
            <text:p text:style-name="Text_20_body"><text:span text:style-name="T26">Q.26</text:span>How many times the following program would print ‘dododash’.<text:line-break/><text:line-break/>main()<text:line-break/>{<text:line-break/><text:soft-page-break/>printf(“\n dododash”);<text:line-break/>main();<text:line-break/>}<text:line-break/><text:line-break/>a) Infinite no of times <text:s text:c="17"/>b) 32767 times <text:s text:c="16"/>c) 65535 times <text:s text:c="10"/>d) None</text:p>
            <text:p text:style-name="Text_20_body"/>
            <text:p text:style-name="Text_20_body"><text:span text:style-name="T27">Q.27 </text:span>What are the correct syntaxes to send an array as a parameter to function?<text:line-break/><text:line-break/>a) func(array[size]); <text:s text:c="13"/>b) func(*array); <text:s text:c="12"/>c) func(&amp;array); <text:s text:c="11"/>d) func(array);</text:p>
            <text:p text:style-name="Text_20_body"/>
            <text:p text:style-name="Text_20_body"><text:span text:style-name="T28">Q.28 </text:span>Mark the correct option.<text:line-break/>#include&lt;stdio.h&gt;<text:line-break/>Int main()<text:line-break/>{<text:line-break/>printf(“%p\n”, main());<text:line-break/>return 0;<text:line-break/>}<text:line-break/><text:line-break/>a) Print error <text:s text:c="26"/>b) Print garbage value <text:s text:c="11"/></text:p>
            <text:p text:style-name="Text_20_body">c) Error :- main cannot called inside printf <text:s text:c="19"/>d) Print nothing but runs infinitely.<text:span text:style-name="T28"><text:line-break/></text:span></text:p>
            <text:p text:style-name="Text_20_body"><text:span text:style-name="T29">Q.29 </text:span>How can one convert numbers to strings?<text:line-break/><text:line-break/>a) Using atoi() <text:s text:c="14"/>b) Using printf() <text:s text:c="14"/>c) Using sprint() <text:s text:c="11"/>d) Using nsprintf()<text:line-break/></text:p>
            <text:p text:style-name="Text_20_body"><text:span text:style-name="T25">Q.30 </text:span>What will be the output of the following code<text:line-break/><text:line-break/>main()<text:line-break/>{<text:line-break/>static int var = 5;<text:line-break/>printf(“%d”, var- -);<text:line-break/>if(var)<text:line-break/>main();<text:line-break/>}<text:line-break/><text:line-break/><text:soft-page-break/>a) Compilation error. <text:s text:c="22"/>b) 55555 <text:s text:c="13"/>c) 54321 <text:s text:c="11"/>d) Infinite loop</text:p>
            <text:p text:style-name="Text_20_body"/>
            <text:p text:style-name="Text_20_body"><text:span text:style-name="T32">Q.31 </text:span>Recursive functions are executed in which order<text:line-break/><text:line-break/>a) Parallel order <text:s text:c="11"/>b) Iterative order <text:s text:c="12"/>c) Last in first out <text:s text:c="13"/>d) Random order </text:p>
            <text:p text:style-name="Text_20_body"/>
            <text:p text:style-name="Text_20_body"><text:span text:style-name="T33">Q.32 </text:span>In recursive call of the function where the automatic variables are stored?<text:line-break/><text:line-break/>a) Stack <text:s text:c="15"/>b) Queu<text:span text:style-name="T34">e <text:s text:c="17"/></text:span>c) Array <text:s text:c="16"/>d) Register <text:line-break/></text:p>
            <text:p text:style-name="Text_20_body"><text:span text:style-name="T35">Q.33 </text:span>Will the following function gives output?<text:line-break/><text:line-break/>f1(int a, int b)<text:line-break/>{<text:line-break/>return ( f2(20) );<text:line-break/>}<text:line-break/>f2 (int a)<text:line-break/>{<text:line-break/>return (a * a);<text:line-break/>}<text:line-break/><text:line-break/>a) Yes <text:s text:c="10"/>b) No </text:p>
            <text:p text:style-name="P6"/>
            <text:p text:style-name="Text_20_body"><text:span text:style-name="T36">Q.34 </text:span>Usually the loop’s working is faster than recursion<text:line-break/><text:line-break/>a) Always true <text:s text:c="12"/>b) Always false <text:s text:c="12"/>c) Sometimes true <text:s text:c="12"/>d) Sometimes false<text:line-break/></text:p>
            <text:p text:style-name="Text_20_body"><text:span text:style-name="T37">Q.35 </text:span>If there is any mistake then add code and remove it<text:line-break/><text:line-break/>main()<text:line-break/>{<text:line-break/>int a;<text:line-break/>a = f(20, 6.28);<text:line-break/>printf(“%d”, a);<text:line-break/>}<text:line-break/>f(int aa, float bb)<text:line-break/><text:soft-page-break/>{<text:line-break/>return((float)aa+bb);<text:line-break/>}<text:line-break/><text:line-break/>a) Add float f(int , float) before printf <text:s text:c="16"/>b) Add float f(int , float) after printf<text:line-break/>c) Add float f(int , float) <text:s text:c="37"/>d) None <text:line-break/></text:p>
            <text:p text:style-name="Text_20_body"><text:span text:style-name="T38">Q.36 </text:span><text:span text:style-name="T31">The Format Identifier %u is used for?</text:span><text:line-break/><text:line-break/>a) Integer <text:s text:c="21"/>b) Float <text:s text:c="14"/>c) Char <text:s text:c="16"/>d) Decimal <text:s text:c="13"/>e) Unsigned decimal</text:p>
            <text:p text:style-name="Text_20_body"/>
            <text:p text:style-name="Text_20_body"><text:span text:style-name="T30">Q.37 </text:span><text:span text:style-name="T31">Sort int in C language is?</text:span><text:line-break/><text:line-break/>a) Basic Datatype of C <text:s text:c="19"/>b) Qualifier <text:s text:c="15"/>c) All of the mentioned </text:p>
            <text:p text:style-name="Text_20_body">d) short is the qualifier and int is the basic datatyp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paragraph-properties>
        <style:tab-stops>
          <style:tab-stop style:position="2.302cm"/>
        </style:tab-stops>
      </style:paragraph-properties>
      <style:text-properties fo:font-size="12pt" officeooo:rsid="00190021" style:font-size-asian="12pt" style:font-size-complex="12pt"/>
    </style:style>
    <style:style style:name="MP2" style:family="paragraph" style:parent-style-name="Header">
      <style:paragraph-properties>
        <style:tab-stops>
          <style:tab-stop style:position="2.302cm"/>
        </style:tab-stops>
      </style:paragraph-properties>
      <style:text-properties style:font-name="Century Schoolbook L" fo:font-size="12pt" style:text-underline-style="solid" style:text-underline-width="auto" style:text-underline-color="font-color" officeooo:rsid="00190021" officeooo:paragraph-rsid="0044c5e3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41:13.919011996</meta:creation-date>
    <dc:date>2020-02-05T15:11:44.883027023</dc:date>
    <meta:editing-duration>PT2H34M47S</meta:editing-duration>
    <meta:editing-cycles>139</meta:editing-cycles>
    <meta:generator>LibreOffice/4.2.8.2$Linux_X86_64 LibreOffice_project/420m0$Build-2</meta:generator>
    <meta:document-statistic meta:table-count="1" meta:image-count="0" meta:object-count="0" meta:page-count="10" meta:paragraph-count="99" meta:word-count="1150" meta:character-count="6709" meta:non-whitespace-character-count="4800"/>
  </office:meta>
</office:document-meta>
</file>